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2cm" fo:margin-left="-0.018cm" table:align="left" fo:background-color="transparent">
        <style:background-image/>
      </style:table-properties>
    </style:style>
    <style:style style:name="Table1.A" style:family="table-column">
      <style:table-column-properties style:column-width="4.794cm"/>
    </style:style>
    <style:style style:name="Table1.B" style:family="table-column">
      <style:table-column-properties style:column-width="2.409cm"/>
    </style:style>
    <style:style style:name="Table1.C" style:family="table-column">
      <style:table-column-properties style:column-width="9.816cm"/>
    </style:style>
    <style:style style:name="Table1.1" style:family="table-row">
      <style:table-row-properties fo:background-color="#729fcf">
        <style:background-image/>
      </style:table-row-properties>
    </style:style>
    <style:style style:name="Table1.A1" style:family="table-cell">
      <style:table-cell-properties fo:background-color="#ffffff" fo:padding="0.049cm" fo:border-left="0.05pt solid #000000" fo:border-right="none" fo:border-top="0.05pt solid #000000" fo:border-bottom="0.05pt solid #000000">
        <style:background-image/>
      </style:table-cell-properties>
    </style:style>
    <style:style style:name="Table1.C1" style:family="table-cell">
      <style:table-cell-properties fo:background-color="#ffffff" fo:padding="0.049cm" fo:border="0.05pt solid #000000">
        <style:background-image/>
      </style:table-cell-properties>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0.05pt solid #000000" fo:border-right="none" fo:border-top="none" fo:border-bottom="0.05pt solid #000000"/>
    </style:style>
    <style:style style:name="Table1.C3" style:family="table-cell">
      <style:table-cell-properties fo:padding="0.049cm" fo:border-left="0.05pt solid #000000" fo:border-right="0.05pt solid #000000" fo:border-top="none" fo:border-bottom="0.05pt solid #000000"/>
    </style:style>
    <style:style style:name="Table1.A4" style:family="table-cell">
      <style:table-cell-properties fo:padding="0.049cm" fo:border-left="0.05pt solid #000000" fo:border-right="none" fo:border-top="none" fo:border-bottom="0.05pt solid #000000"/>
    </style:style>
    <style:style style:name="Table1.B4" style:family="table-cell">
      <style:table-cell-properties fo:padding="0.049cm" fo:border-left="0.05pt solid #000000" fo:border-right="none" fo:border-top="none" fo:border-bottom="0.05pt solid #000000"/>
    </style:style>
    <style:style style:name="Table1.C4" style:family="table-cell">
      <style:table-cell-properties fo:padding="0.049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480ed"/>
    </style:style>
    <style:style style:name="P6" style:family="paragraph" style:parent-style-name="Text_20_body">
      <style:text-properties officeooo:paragraph-rsid="00364f11"/>
    </style:style>
    <style:style style:name="P7" style:family="paragraph" style:parent-style-name="Text_20_body">
      <style:text-properties fo:language="es" fo:country="ES"/>
    </style:style>
    <style:style style:name="P8" style:family="paragraph" style:parent-style-name="Text_20_body">
      <style:text-properties fo:language="es" fo:country="ES" officeooo:paragraph-rsid="0040d8c5"/>
    </style:style>
    <style:style style:name="P9" style:family="paragraph" style:parent-style-name="Text_20_body">
      <style:text-properties fo:language="es" fo:country="ES" officeooo:paragraph-rsid="002055b3"/>
    </style:style>
    <style:style style:name="P10" style:family="paragraph" style:parent-style-name="Text_20_body">
      <style:text-properties fo:language="es" fo:country="ES" officeooo:rsid="00234120" officeooo:paragraph-rsid="00234120"/>
    </style:style>
    <style:style style:name="P11" style:family="paragraph" style:parent-style-name="Text_20_body">
      <style:text-properties fo:language="es" fo:country="ES" officeooo:rsid="0023ba3a" officeooo:paragraph-rsid="0023ba3a"/>
    </style:style>
    <style:style style:name="P12" style:family="paragraph" style:parent-style-name="Text_20_body">
      <style:text-properties fo:language="es" fo:country="ES" officeooo:paragraph-rsid="0026e727"/>
    </style:style>
    <style:style style:name="P13" style:family="paragraph" style:parent-style-name="Text_20_body">
      <style:text-properties fo:language="es" fo:country="ES" officeooo:rsid="0027a6f6" officeooo:paragraph-rsid="002d749b"/>
    </style:style>
    <style:style style:name="P14" style:family="paragraph" style:parent-style-name="Text_20_body">
      <style:text-properties fo:language="es" fo:country="ES" officeooo:paragraph-rsid="002e9269"/>
    </style:style>
    <style:style style:name="P15" style:family="paragraph" style:parent-style-name="Text_20_body">
      <style:text-properties fo:language="es" fo:country="ES" officeooo:rsid="003480ed" officeooo:paragraph-rsid="003480ed"/>
    </style:style>
    <style:style style:name="P16" style:family="paragraph" style:parent-style-name="Text_20_body">
      <style:text-properties fo:language="es" fo:country="ES" officeooo:paragraph-rsid="00335e9c"/>
    </style:style>
    <style:style style:name="P17" style:family="paragraph" style:parent-style-name="Text_20_body">
      <style:text-properties fo:language="es" fo:country="ES" officeooo:rsid="00364f11" officeooo:paragraph-rsid="00364f11"/>
    </style:style>
    <style:style style:name="P18" style:family="paragraph" style:parent-style-name="Consola">
      <style:text-properties style:font-name="Nexa Light" fo:language="es" fo:country="ES"/>
    </style:style>
    <style:style style:name="P19" style:family="paragraph" style:parent-style-name="Normal">
      <style:text-properties fo:language="es" fo:country="ES" officeooo:rsid="003b4aeb" officeooo:paragraph-rsid="003b4aeb"/>
    </style:style>
    <style:style style:name="P20" style:family="paragraph" style:parent-style-name="Normal">
      <style:text-properties fo:language="es" fo:country="ES" officeooo:rsid="003fd26f" officeooo:paragraph-rsid="003fd26f"/>
    </style:style>
    <style:style style:name="P21" style:family="paragraph" style:parent-style-name="Normal">
      <style:text-properties fo:language="es" fo:country="ES" officeooo:rsid="0038f349" officeooo:paragraph-rsid="0038f349"/>
    </style:style>
    <style:style style:name="P22" style:family="paragraph" style:parent-style-name="Normal">
      <style:text-properties fo:language="es" fo:country="ES" officeooo:paragraph-rsid="0038f349"/>
    </style:style>
    <style:style style:name="P23" style:family="paragraph" style:parent-style-name="Normal">
      <style:text-properties fo:language="es" fo:country="ES" officeooo:rsid="00159ada" officeooo:paragraph-rsid="00159ada" fo:background-color="transparent"/>
    </style:style>
    <style:style style:name="P24" style:family="paragraph" style:parent-style-name="Normal">
      <style:text-properties fo:language="es" fo:country="ES" officeooo:paragraph-rsid="001cf604"/>
    </style:style>
    <style:style style:name="P25" style:family="paragraph" style:parent-style-name="Normal">
      <style:text-properties fo:language="es" fo:country="ES" officeooo:rsid="0038b0f4" officeooo:paragraph-rsid="0038b0f4"/>
    </style:style>
    <style:style style:name="P26" style:family="paragraph" style:parent-style-name="Normal">
      <style:text-properties officeooo:rsid="0057f707" officeooo:paragraph-rsid="0057f707"/>
    </style:style>
    <style:style style:name="P27" style:family="paragraph" style:parent-style-name="Title">
      <style:text-properties fo:color="#7bafd4" loext:opacity="100%" fo:font-size="16pt" fo:language="es" fo:country="ES" officeooo:rsid="00068b13" officeooo:paragraph-rsid="00068b13" style:font-size-asian="16pt" style:font-size-complex="16pt"/>
    </style:style>
    <style:style style:name="P28" style:family="paragraph" style:parent-style-name="Title">
      <style:text-properties fo:language="es" fo:country="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34" style:family="paragraph" style:parent-style-name="Heading_20_1">
      <style:text-properties fo:language="es" fo:country="ES"/>
    </style:style>
    <style:style style:name="P35" style:family="paragraph" style:parent-style-name="Heading_20_1">
      <style:paragraph-properties fo:break-before="page"/>
      <style:text-properties fo:language="es" fo:country="ES"/>
    </style:style>
    <style:style style:name="P36" style:family="paragraph" style:parent-style-name="Heading_20_1">
      <style:paragraph-properties fo:break-before="page"/>
      <style:text-properties fo:language="es" fo:country="ES" officeooo:rsid="001cf604" officeooo:paragraph-rsid="001cf604"/>
    </style:style>
    <style:style style:name="P37" style:family="paragraph" style:parent-style-name="Heading_20_1">
      <style:paragraph-properties fo:break-before="page"/>
      <style:text-properties fo:language="es" fo:country="ES" officeooo:rsid="0038b0f4" officeooo:paragraph-rsid="0038b0f4"/>
    </style:style>
    <style:style style:name="P38" style:family="paragraph" style:parent-style-name="Heading_20_2">
      <style:text-properties fo:language="es" fo:country="ES" officeooo:rsid="000cc5bb" officeooo:paragraph-rsid="0013f3f7"/>
    </style:style>
    <style:style style:name="P39" style:family="paragraph" style:parent-style-name="Heading_20_2">
      <style:text-properties fo:language="es" fo:country="ES" officeooo:rsid="0038f349" officeooo:paragraph-rsid="0038f349"/>
    </style:style>
    <style:style style:name="P40" style:family="paragraph" style:parent-style-name="Heading_20_2">
      <style:text-properties fo:language="es" fo:country="ES" officeooo:rsid="0013f3f7" officeooo:paragraph-rsid="0013f3f7"/>
    </style:style>
    <style:style style:name="P41" style:family="paragraph" style:parent-style-name="Heading_20_2">
      <style:paragraph-properties>
        <style:tab-stops/>
      </style:paragraph-properties>
      <style:text-properties fo:language="es" fo:country="ES" officeooo:rsid="00216d6b" officeooo:paragraph-rsid="00216d6b"/>
    </style:style>
    <style:style style:name="P42" style:family="paragraph" style:parent-style-name="Heading_20_2">
      <style:text-properties fo:language="es" fo:country="ES" officeooo:rsid="002599dd" officeooo:paragraph-rsid="002599dd"/>
    </style:style>
    <style:style style:name="P43" style:family="paragraph" style:parent-style-name="Heading_20_3">
      <style:text-properties fo:font-size="12pt" fo:language="es" fo:country="ES" officeooo:paragraph-rsid="0013f3f7" style:font-size-asian="12pt" style:font-size-complex="12pt"/>
    </style:style>
    <style:style style:name="P44" style:family="paragraph" style:parent-style-name="Heading_20_3">
      <style:text-properties fo:language="es" fo:country="ES" officeooo:paragraph-rsid="0013f3f7"/>
    </style:style>
    <style:style style:name="P45" style:family="paragraph" style:parent-style-name="Heading_20_3">
      <style:text-properties fo:language="es" fo:country="ES" officeooo:rsid="0013f3f7" officeooo:paragraph-rsid="0013f3f7" fo:background-color="transparent"/>
    </style:style>
    <style:style style:name="P46" style:family="paragraph" style:parent-style-name="Heading_20_3">
      <style:text-properties fo:language="es" fo:country="ES" officeooo:paragraph-rsid="00224ef9"/>
    </style:style>
    <style:style style:name="P47" style:family="paragraph" style:parent-style-name="Heading_20_3">
      <style:text-properties fo:language="es" fo:country="ES" officeooo:rsid="00234120" officeooo:paragraph-rsid="00234120"/>
    </style:style>
    <style:style style:name="P48" style:family="paragraph" style:parent-style-name="Heading_20_3">
      <style:text-properties fo:language="es" fo:country="ES" officeooo:rsid="0023ba3a" officeooo:paragraph-rsid="0023ba3a"/>
    </style:style>
    <style:style style:name="P49" style:family="paragraph" style:parent-style-name="Heading_20_3">
      <style:text-properties fo:language="es" fo:country="ES" officeooo:rsid="002d749b" officeooo:paragraph-rsid="002d749b"/>
    </style:style>
    <style:style style:name="P50" style:family="paragraph" style:parent-style-name="Heading_20_3">
      <style:text-properties fo:language="es" fo:country="ES" officeooo:rsid="003480ed" officeooo:paragraph-rsid="003480ed"/>
    </style:style>
    <style:style style:name="P51" style:family="paragraph" style:parent-style-name="Heading_20_3">
      <style:text-properties fo:language="es" fo:country="ES" officeooo:rsid="00364f11" officeooo:paragraph-rsid="00364f11"/>
    </style:style>
    <style:style style:name="P52" style:family="paragraph" style:parent-style-name="Heading_20_3">
      <style:text-properties style:font-name="Nexa Bold1" fo:language="es" fo:country="ES" officeooo:rsid="001cf604" officeooo:paragraph-rsid="001cf604"/>
    </style:style>
    <style:style style:name="P53" style:family="paragraph" style:parent-style-name="Heading_20_3">
      <style:text-properties fo:color="#7bafd4" loext:opacity="100%"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4" style:family="paragraph" style:parent-style-name="Normal" style:list-style-name="L2">
      <style:text-properties fo:language="es" fo:country="ES" officeooo:rsid="0038f349" officeooo:paragraph-rsid="0038f349"/>
    </style:style>
    <style:style style:name="P55" style:family="paragraph" style:parent-style-name="Normal" style:list-style-name="L2">
      <style:text-properties fo:language="es" fo:country="ES" officeooo:rsid="0041af8b" officeooo:paragraph-rsid="0041af8b"/>
    </style:style>
    <style:style style:name="P56" style:family="paragraph" style:parent-style-name="Normal" style:list-style-name="L2">
      <style:text-properties fo:language="es" fo:country="ES" officeooo:paragraph-rsid="0041af8b"/>
    </style:style>
    <style:style style:name="P57" style:family="paragraph" style:parent-style-name="Normal" style:list-style-name="L2">
      <style:text-properties fo:language="es" fo:country="ES" officeooo:rsid="0042a416" officeooo:paragraph-rsid="0042a416"/>
    </style:style>
    <style:style style:name="P58"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59"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list-style-name="L1">
      <style:text-properties fo:language="es" fo:country="ES"/>
    </style:style>
    <style:style style:name="P61" style:family="paragraph" style:parent-style-name="Text_20_body" style:list-style-name="L1">
      <style:text-properties fo:language="es" fo:country="ES" officeooo:paragraph-rsid="0038f349"/>
    </style:style>
    <style:style style:name="P62" style:family="paragraph" style:parent-style-name="Text_20_body" style:list-style-name="L2">
      <style:text-properties fo:language="es" fo:country="ES" officeooo:rsid="0041af8b" officeooo:paragraph-rsid="0041af8b"/>
    </style:style>
    <style:style style:name="P63" style:family="paragraph" style:parent-style-name="Text_20_body" style:list-style-name="L3">
      <style:text-properties fo:language="es" fo:country="ES"/>
    </style:style>
    <style:style style:name="P64" style:family="paragraph">
      <style:paragraph-properties style:writing-mode="lr-tb"/>
      <style:text-properties style:font-name="Liberation Sans" fo:font-size="1pt"/>
    </style:style>
    <style:style style:name="P65" style:family="paragraph">
      <loext:graphic-properties draw:fill="solid" draw:fill-color="#729fcf" draw:opacity="50%"/>
      <style:paragraph-properties style:writing-mode="lr-tb"/>
      <style:text-properties style:font-name="Liberation Sans" fo:font-size="1pt"/>
    </style:style>
    <style:style style:name="P66" style:family="paragraph">
      <loext:graphic-properties draw:fill="solid" draw:fill-color="#333333"/>
      <style:paragraph-properties style:writing-mode="lr-tb"/>
      <style:text-properties style:font-name="Liberation Mono" fo:font-size="10pt" fo:background-color="transparent"/>
    </style:style>
    <style:style style:name="P67"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officeooo:rsid="0010ee58"/>
    </style:style>
    <style:style style:name="T18" style:family="text">
      <style:text-properties fo:language="es" fo:country="ES" officeooo:rsid="00117887"/>
    </style:style>
    <style:style style:name="T19" style:family="text">
      <style:text-properties fo:language="es" fo:country="ES" officeooo:rsid="0013f3f7"/>
    </style:style>
    <style:style style:name="T20" style:family="text">
      <style:text-properties fo:language="es" fo:country="ES" officeooo:rsid="0013f3f7" fo:background-color="transparent" loext:char-shading-value="0"/>
    </style:style>
    <style:style style:name="T21" style:family="text">
      <style:text-properties fo:language="es" fo:country="ES" officeooo:rsid="0055bc41" fo:background-color="transparent" loext:char-shading-value="0"/>
    </style:style>
    <style:style style:name="T22" style:family="text">
      <style:text-properties fo:language="es" fo:country="ES" officeooo:rsid="00335e9c"/>
    </style:style>
    <style:style style:name="T23" style:family="text">
      <style:text-properties fo:language="es" fo:country="ES" officeooo:rsid="003480ed"/>
    </style:style>
    <style:style style:name="T24" style:family="text">
      <style:text-properties fo:language="es" fo:country="ES" officeooo:rsid="00364f11"/>
    </style:style>
    <style:style style:name="T25" style:family="text">
      <style:text-properties fo:language="es" fo:country="ES" officeooo:rsid="0037e1f9"/>
    </style:style>
    <style:style style:name="T26" style:family="text">
      <style:text-properties fo:language="es" fo:country="ES" officeooo:rsid="004c6103"/>
    </style:style>
    <style:style style:name="T27" style:family="text">
      <style:text-properties officeooo:rsid="0007b5fb"/>
    </style:style>
    <style:style style:name="T28" style:family="text">
      <style:text-properties style:text-underline-style="none"/>
    </style:style>
    <style:style style:name="T29" style:family="text">
      <style:text-properties style:text-underline-style="none" officeooo:rsid="0027a6f6"/>
    </style:style>
    <style:style style:name="T30" style:family="text">
      <style:text-properties style:text-underline-style="none" officeooo:rsid="002e9269"/>
    </style:style>
    <style:style style:name="T31" style:family="text">
      <style:text-properties officeooo:rsid="000e923c"/>
    </style:style>
    <style:style style:name="T32" style:family="text">
      <style:text-properties fo:font-size="12pt" style:font-size-asian="12pt" style:font-size-complex="12pt"/>
    </style:style>
    <style:style style:name="T33" style:family="text">
      <style:text-properties fo:font-size="12pt" officeooo:rsid="000e923c" style:font-size-asian="12pt" style:font-size-complex="12pt"/>
    </style:style>
    <style:style style:name="T34" style:family="text">
      <style:text-properties style:font-name="Nexa Light" fo:font-size="11pt" officeooo:rsid="000e923c" style:font-name-asian="Times New Roman" style:font-size-asian="11pt" style:font-size-complex="11pt"/>
    </style:style>
    <style:style style:name="T35" style:family="text">
      <style:text-properties style:font-name="Nexa Light" fo:font-size="11pt" officeooo:rsid="000ed155" style:font-name-asian="Times New Roman" style:font-size-asian="11pt" style:font-size-complex="11pt"/>
    </style:style>
    <style:style style:name="T36" style:family="text">
      <style:text-properties style:font-name="Nexa Light" fo:font-size="11pt" officeooo:rsid="003b4aeb" style:font-name-asian="Times New Roman" style:font-size-asian="11pt" style:font-size-complex="11pt"/>
    </style:style>
    <style:style style:name="T37" style:family="text">
      <style:text-properties style:font-name="Nexa Light" fo:font-size="11pt" officeooo:rsid="0042a416" style:font-name-asian="Times New Roman" style:font-size-asian="11pt" style:font-size-complex="11pt"/>
    </style:style>
    <style:style style:name="T38" style:family="text">
      <style:text-properties style:font-name="Nexa Light" fo:font-size="11pt" officeooo:rsid="001cf604" fo:background-color="transparent" loext:char-shading-value="0" style:font-name-asian="Times New Roman" style:font-size-asian="11pt" style:font-size-complex="11pt"/>
    </style:style>
    <style:style style:name="T39" style:family="text">
      <style:text-properties style:font-name="Nexa Light" fo:font-size="11pt" officeooo:rsid="0026e727" style:font-size-asian="11pt" style:font-size-complex="11pt"/>
    </style:style>
    <style:style style:name="T40" style:family="text">
      <style:text-properties style:font-name="Nexa Light" fo:font-size="11pt" officeooo:rsid="00335e9c" style:font-size-asian="11pt" style:font-size-complex="11pt"/>
    </style:style>
    <style:style style:name="T41" style:family="text">
      <style:text-properties style:font-name="Nexa Light" fo:font-size="11pt" officeooo:rsid="0038f349" style:font-size-asian="11pt" style:font-size-complex="11pt"/>
    </style:style>
    <style:style style:name="T42" style:family="text">
      <style:text-properties style:font-name="Nexa Light" fo:font-size="11pt" fo:language="es" fo:country="ES" officeooo:rsid="00364f11" style:font-size-asian="11pt" style:font-size-complex="11pt"/>
    </style:style>
    <style:style style:name="T43" style:family="text">
      <style:text-properties style:font-name="Nexa Light" officeooo:rsid="001348c9" style:font-name-asian="Times New Roman" style:font-name-complex="Times New Roman"/>
    </style:style>
    <style:style style:name="T44" style:family="text">
      <style:text-properties style:font-name="Nexa Light" fo:language="es" fo:country="ES" officeooo:rsid="001348c9" style:font-name-asian="Times New Roman" style:font-name-complex="Times New Roman"/>
    </style:style>
    <style:style style:name="T45" style:family="text">
      <style:text-properties style:font-name="Nexa Light" fo:language="es" fo:country="ES" style:text-underline-style="none" officeooo:rsid="001348c9" style:font-name-asian="Times New Roman" style:font-name-complex="Times New Roman"/>
    </style:style>
    <style:style style:name="T46" style:family="text">
      <style:text-properties officeooo:rsid="000ed155"/>
    </style:style>
    <style:style style:name="T47" style:family="text">
      <style:text-properties officeooo:rsid="001348c9"/>
    </style:style>
    <style:style style:name="T48" style:family="text">
      <style:text-properties style:font-name="OpenSymbol1" officeooo:rsid="001348c9" style:font-name-asian="OpenSymbol1" style:font-name-complex="OpenSymbol1"/>
    </style:style>
    <style:style style:name="T49" style:family="text">
      <style:text-properties officeooo:rsid="00159ada" fo:background-color="transparent" loext:char-shading-value="0"/>
    </style:style>
    <style:style style:name="T50" style:family="text">
      <style:text-properties officeooo:rsid="001cf604" fo:background-color="transparent" loext:char-shading-value="0"/>
    </style:style>
    <style:style style:name="T51" style:family="text">
      <style:text-properties officeooo:rsid="001d3676"/>
    </style:style>
    <style:style style:name="T52" style:family="text">
      <style:text-properties officeooo:rsid="001f21b5"/>
    </style:style>
    <style:style style:name="T53" style:family="text">
      <style:text-properties officeooo:rsid="002055b3"/>
    </style:style>
    <style:style style:name="T54" style:family="text">
      <style:text-properties officeooo:rsid="0020ee55"/>
    </style:style>
    <style:style style:name="T55" style:family="text">
      <style:text-properties officeooo:rsid="00216d6b"/>
    </style:style>
    <style:style style:name="T56" style:family="text">
      <style:text-properties officeooo:rsid="00224ef9"/>
    </style:style>
    <style:style style:name="T57" style:family="text">
      <style:text-properties officeooo:rsid="0023ba3a"/>
    </style:style>
    <style:style style:name="T58" style:family="text">
      <style:text-properties officeooo:rsid="0025ce9f"/>
    </style:style>
    <style:style style:name="T59" style:family="text">
      <style:text-properties officeooo:rsid="0026e727"/>
    </style:style>
    <style:style style:name="T60" style:family="text">
      <style:text-properties officeooo:rsid="0027a6f6"/>
    </style:style>
    <style:style style:name="T61" style:family="text">
      <style:text-properties style:text-line-through-style="none" style:text-line-through-type="none" fo:font-style="normal" style:text-underline-style="none" style:font-style-asian="normal" style:font-style-complex="normal"/>
    </style:style>
    <style:style style:name="T62" style:family="text">
      <style:text-properties style:text-line-through-style="none" style:text-line-through-type="none" fo:font-style="normal" style:text-underline-style="none" officeooo:rsid="00316999" style:font-style-asian="normal" style:font-style-complex="normal"/>
    </style:style>
    <style:style style:name="T63" style:family="text">
      <style:text-properties style:text-line-through-style="none" style:text-line-through-type="none" fo:font-style="normal" style:text-underline-style="none" officeooo:rsid="004c6103" style:font-style-asian="normal" style:font-style-complex="normal"/>
    </style:style>
    <style:style style:name="T64" style:family="text">
      <style:text-properties style:text-line-through-style="none" style:text-line-through-type="none" fo:language="es" fo:country="ES" fo:font-style="normal" style:text-underline-style="none" style:font-style-asian="normal" style:font-style-complex="normal"/>
    </style:style>
    <style:style style:name="T65" style:family="text">
      <style:text-properties style:text-line-through-style="none" style:text-line-through-type="none" fo:language="es" fo:country="ES" fo:font-style="normal" style:text-underline-style="none" officeooo:rsid="0027a6f6" style:font-style-asian="normal" style:font-style-complex="normal"/>
    </style:style>
    <style:style style:name="T66" style:family="text">
      <style:text-properties style:text-line-through-style="none" style:text-line-through-type="none" fo:language="es" fo:country="ES" fo:font-style="normal" style:text-underline-style="none" officeooo:rsid="0030298c" style:font-style-asian="normal" style:font-style-complex="normal"/>
    </style:style>
    <style:style style:name="T67" style:family="text">
      <style:text-properties style:text-line-through-style="none" style:text-line-through-type="none" fo:language="es" fo:country="ES" fo:font-style="normal" style:text-underline-style="none" officeooo:rsid="00316999" style:font-style-asian="normal" style:font-style-complex="normal"/>
    </style:style>
    <style:style style:name="T68" style:family="text">
      <style:text-properties style:text-line-through-style="none" style:text-line-through-type="none" fo:language="es" fo:country="ES" fo:font-style="normal" style:text-underline-style="none" officeooo:rsid="00335e9c" style:font-style-asian="normal" style:font-style-complex="normal"/>
    </style:style>
    <style:style style:name="T69" style:family="text">
      <style:text-properties style:text-line-through-style="none" style:text-line-through-type="none" fo:language="es" fo:country="ES" fo:font-style="normal" style:text-underline-style="none" officeooo:rsid="004c6103" style:font-style-asian="normal" style:font-style-complex="normal"/>
    </style:style>
    <style:style style:name="T70"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1" style:family="text">
      <style:text-properties style:text-line-through-style="none" style:text-line-through-type="none" fo:language="es" fo:country="ES" style:text-underline-style="none"/>
    </style:style>
    <style:style style:name="T72" style:family="text">
      <style:text-properties style:text-line-through-style="none" style:text-line-through-type="none" fo:language="es" fo:country="ES" style:text-underline-style="none" officeooo:rsid="0027a6f6"/>
    </style:style>
    <style:style style:name="T73" style:family="text">
      <style:text-properties style:text-line-through-style="none" style:text-line-through-type="none" fo:language="es" fo:country="ES" style:text-underline-style="none" officeooo:rsid="002d749b"/>
    </style:style>
    <style:style style:name="T74" style:family="text">
      <style:text-properties officeooo:rsid="00335e9c"/>
    </style:style>
    <style:style style:name="T75" style:family="text">
      <style:text-properties officeooo:rsid="0038f349"/>
    </style:style>
    <style:style style:name="T76" style:family="text">
      <style:text-properties officeooo:rsid="003b4aeb"/>
    </style:style>
    <style:style style:name="T77" style:family="text">
      <style:text-properties officeooo:rsid="0041af8b"/>
    </style:style>
    <style:style style:name="T78" style:family="text">
      <style:text-properties officeooo:rsid="0042a69f"/>
    </style:style>
    <style:style style:name="T79" style:family="text">
      <style:text-properties officeooo:rsid="00448fa8"/>
    </style:style>
    <style:style style:name="T80" style:family="text">
      <style:text-properties officeooo:rsid="004c6103"/>
    </style:style>
    <style:style style:name="T81" style:family="text">
      <style:text-properties officeooo:rsid="0055bc41"/>
    </style:style>
    <style:style style:name="T82" style:family="text">
      <style:text-properties officeooo:rsid="00582dd1"/>
    </style:style>
    <style:style style:name="T83" style:family="text">
      <style:text-properties style:font-name="Liberation Sans" fo:font-size="1pt"/>
    </style:style>
    <style:style style:name="T84" style:family="text">
      <style:text-properties style:font-name="Liberation Mono" fo:font-size="10pt" fo:background-color="transparent"/>
    </style:style>
    <style:style style:name="T85"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3" draw:name="Imagen1" text:anchor-type="page" text:anchor-page-number="1" svg:y="10.239cm" svg:width="15.998cm" svg:height="9.421cm" draw:z-index="0">
        <draw:image xlink:href="Pictures/100002010000225200001436E44EE691D1AC6A06.png" xlink:type="simple" xlink:show="embed" xlink:actuate="onLoad" draw:mime-type="image/png"/>
      </draw:frame>
      <text:p text:style-name="P33"/>
      <text:p text:style-name="P27"/>
      <text:p text:style-name="P28">C<text:span text:style-name="T82">A</text:span>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Índice</text:p>
          </text:index-title>
          <text:p text:style-name="P29"><text:a xlink:type="simple" xlink:href="#__RefHeading___Toc241_745388842" text:style-name="Index_20_Link" text:visited-style-name="Index_20_Link">Alcance y Objetivos de la Auditoría<text:tab/>3</text:a></text:p>
          <text:p text:style-name="P29"><text:a xlink:type="simple" xlink:href="#__RefHeading___Toc243_745388842" text:style-name="Index_20_Link" text:visited-style-name="Index_20_Link">Estudio Inicial<text:tab/>3</text:a></text:p>
          <text:p text:style-name="P30"><text:a xlink:type="simple" xlink:href="#__RefHeading___Toc221_1929987304" text:style-name="Index_20_Link" text:visited-style-name="Index_20_Link">Estudio de las Tecnologías Adecuadas y Alternativas<text:tab/>3</text:a></text:p>
          <text:p text:style-name="P31"><text:a xlink:type="simple" xlink:href="#__RefHeading___Toc329_1929987304" text:style-name="Index_20_Link" text:visited-style-name="Index_20_Link">Tabla Arcoíris<text:tab/>3</text:a></text:p>
          <text:p text:style-name="P31"><text:a xlink:type="simple" xlink:href="#__RefHeading___Toc331_1929987304" text:style-name="Index_20_Link" text:visited-style-name="Index_20_Link">Ataque de Diccionario<text:tab/>3</text:a></text:p>
          <text:p text:style-name="P31"><text:a xlink:type="simple" xlink:href="#__RefHeading___Toc333_1929987304" text:style-name="Index_20_Link" text:visited-style-name="Index_20_Link">Fuerza Bruta<text:tab/>4</text:a></text:p>
          <text:p text:style-name="P29"><text:a xlink:type="simple" xlink:href="#__RefHeading___Toc245_745388842" text:style-name="Index_20_Link" text:visited-style-name="Index_20_Link">Recursos para la Auditoría<text:tab/>4</text:a></text:p>
          <text:p text:style-name="P30"><text:a xlink:type="simple" xlink:href="#__RefHeading___Toc767_4152820057" text:style-name="Index_20_Link" text:visited-style-name="Index_20_Link">Recursos Humanos<text:tab/>4</text:a></text:p>
          <text:p text:style-name="P30"><text:a xlink:type="simple" xlink:href="#__RefHeading___Toc769_4152820057" text:style-name="Index_20_Link" text:visited-style-name="Index_20_Link">Recursos Tecnológicos<text:tab/>4</text:a></text:p>
          <text:p text:style-name="P29"><text:a xlink:type="simple" xlink:href="#__RefHeading___Toc913_922254873" text:style-name="Index_20_Link" text:visited-style-name="Index_20_Link">Actividades de la Auditoría<text:tab/>5</text:a></text:p>
          <text:p text:style-name="P30"><text:a xlink:type="simple" xlink:href="#__RefHeading___Toc223_1929987304" text:style-name="Index_20_Link" text:visited-style-name="Index_20_Link">Análisis de Hashes<text:tab/>5</text:a></text:p>
          <text:p text:style-name="P31"><text:a xlink:type="simple" xlink:href="#__RefHeading___Toc335_1929987304" text:style-name="Index_20_Link" text:visited-style-name="Index_20_Link">Ataque de Diccionario<text:tab/>5</text:a></text:p>
          <text:p text:style-name="P31"><text:a xlink:type="simple" xlink:href="#__RefHeading___Toc423_4152820057" text:style-name="Index_20_Link" text:visited-style-name="Index_20_Link">Ataque por Fuerza Bruta<text:tab/>5</text:a></text:p>
          <text:p text:style-name="P30"><text:a xlink:type="simple" xlink:href="#__RefHeading___Toc425_4152820057" text:style-name="Index_20_Link" text:visited-style-name="Index_20_Link">Valoración de las Contraseñas<text:tab/>6</text:a></text:p>
          <text:p text:style-name="P31"><text:a xlink:type="simple" xlink:href="#__RefHeading___Toc427_4152820057" text:style-name="Index_20_Link" text:visited-style-name="Index_20_Link">Contraseña de jmquevedo, qwerty<text:tab/>6</text:a></text:p>
          <text:p text:style-name="P31"><text:a xlink:type="simple" xlink:href="#__RefHeading___Toc429_4152820057" text:style-name="Index_20_Link" text:visited-style-name="Index_20_Link">Contraseña de mjimenven, vituperio<text:tab/>6</text:a></text:p>
          <text:p text:style-name="P31"><text:a xlink:type="simple" xlink:href="#__RefHeading___Toc431_4152820057" text:style-name="Index_20_Link" text:visited-style-name="Index_20_Link">Contraseña de rhgasca, aaeiao5<text:tab/>6</text:a></text:p>
          <text:p text:style-name="P30"><text:a xlink:type="simple" xlink:href="#__RefHeading___Toc433_4152820057" text:style-name="Index_20_Link" text:visited-style-name="Index_20_Link">Análisis de Generadores y Gestores de Contraseñas<text:tab/>7</text:a></text:p>
          <text:p text:style-name="P31"><text:a xlink:type="simple" xlink:href="#__RefHeading___Toc635_4152820057" text:style-name="Index_20_Link" text:visited-style-name="Index_20_Link">ClaveSegura<text:tab/>7</text:a></text:p>
          <text:p text:style-name="P31"><text:a xlink:type="simple" xlink:href="#__RefHeading___Toc637_4152820057" text:style-name="Index_20_Link" text:visited-style-name="Index_20_Link">Strong Password Generator<text:tab/>7</text:a></text:p>
          <text:p text:style-name="P31"><text:a xlink:type="simple" xlink:href="#__RefHeading___Toc639_4152820057" text:style-name="Index_20_Link" text:visited-style-name="Index_20_Link">Password Generator<text:tab/>7</text:a></text:p>
          <text:p text:style-name="P31"><text:a xlink:type="simple" xlink:href="#__RefHeading___Toc641_4152820057" text:style-name="Index_20_Link" text:visited-style-name="Index_20_Link">Exploradores de Internet<text:tab/>7</text:a></text:p>
          <text:p text:style-name="P31"><text:a xlink:type="simple" xlink:href="#__RefHeading___Toc643_4152820057" text:style-name="Index_20_Link" text:visited-style-name="Index_20_Link">LastPass<text:tab/>8</text:a></text:p>
          <text:p text:style-name="P31"><text:a xlink:type="simple" xlink:href="#__RefHeading___Toc645_4152820057" text:style-name="Index_20_Link" text:visited-style-name="Index_20_Link">Dashlane<text:tab/>8</text:a></text:p>
          <text:p text:style-name="P29"><text:a xlink:type="simple" xlink:href="#__RefHeading___Toc249_745388842" text:style-name="Index_20_Link" text:visited-style-name="Index_20_Link">Informe Final<text:tab/>8</text:a></text:p>
          <text:p text:style-name="P29"><text:a xlink:type="simple" xlink:href="#__RefHeading___Toc435_4152820057" text:style-name="Index_20_Link" text:visited-style-name="Index_20_Link">Anexo I: Especificaciones técnicas de los recursos<text:tab/>9</text:a></text:p>
          <text:p text:style-name="P29"><text:a xlink:type="simple" xlink:href="#__RefHeading___Toc771_4152820057" text:style-name="Index_20_Link" text:visited-style-name="Index_20_Link">Anexo II: Uso de las Aplicaciones Web para la consulta de hashes<text:tab/>10</text:a></text:p>
        </text:index-body>
      </text:table-of-content>
      <text:h text:style-name="P35" text:outline-level="1"><text:bookmark-start text:name="__RefHeading___Toc241_745388842"/>Alcance y Objetivos de la Auditoría<text:bookmark-end text:name="__RefHeading___Toc241_745388842"/></text:h>
      <text:p text:style-name="P8">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8">Como hemos ido viendo a lo largo de los años, ni las empresas tecnológicas más grandes y avanzadas del sector, llegan a librarse de fallas en su seguridad, que ponen en riesgo a miles de usuarios y datos internos.</text:p>
      <text:p text:style-name="P8">Por ello, esta consultoría tiene como objetivo analizar, dar solución y comunicar a la empresa contratante, los fallos de seguridad presentes en los datos proporcionados</text:p>
      <text:h text:style-name="P34" text:outline-level="1"><text:bookmark-start text:name="__RefHeading___Toc243_745388842"/>Estudio <text:span text:style-name="T27">Inicial</text:span><text:bookmark-end text:name="__RefHeading___Toc243_745388842"/></text:h>
      <text:p text:style-name="P19">Como primera <text:span text:style-name="T80">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Nombre del Usuario</text:p>
          </table:table-cell>
          <table:table-cell table:style-name="Table1.A1" office:value-type="string">
            <text:p text:style-name="P59">Username</text:p>
          </table:table-cell>
          <table:table-cell table:style-name="Table1.C1" office:value-type="string">
            <text:p text:style-name="P59">Hash de la Contraseña</text:p>
          </table:table-cell>
        </table:table-row>
        <table:table-row>
          <table:table-cell table:style-name="Table1.A3" office:value-type="string">
            <text:p text:style-name="P58">Manuel Jimen Ventoyk</text:p>
          </table:table-cell>
          <table:table-cell table:style-name="Table1.B2" office:value-type="string">
            <text:p text:style-name="P58">mjimenven</text:p>
          </table:table-cell>
          <table:table-cell table:style-name="Table1.C2" office:value-type="string">
            <text:p text:style-name="P58">26967c61a7f5442fb47861f812126ccf02a65bde</text:p>
          </table:table-cell>
        </table:table-row>
        <table:table-row>
          <table:table-cell table:style-name="Table1.A3" office:value-type="string">
            <text:p text:style-name="P58">José María Quevedo Yuw</text:p>
          </table:table-cell>
          <table:table-cell table:style-name="Table1.B3" office:value-type="string">
            <text:p text:style-name="P58">jmquevedo</text:p>
          </table:table-cell>
          <table:table-cell table:style-name="Table1.C3" office:value-type="string">
            <text:p text:style-name="P58">b1b3773a05c0ed0176787a4f1574ff0075f7521e</text:p>
          </table:table-cell>
        </table:table-row>
        <table:table-row>
          <table:table-cell table:style-name="Table1.A4" office:value-type="string">
            <text:p text:style-name="P58">Rafael Hidalgo Gasca</text:p>
          </table:table-cell>
          <table:table-cell table:style-name="Table1.B4" office:value-type="string">
            <text:p text:style-name="P58">rhgasca</text:p>
          </table:table-cell>
          <table:table-cell table:style-name="Table1.C4" office:value-type="string">
            <text:p text:style-name="P58">35a9c2444ec63ee39f3b214edb9011f32e624a28</text:p>
          </table:table-cell>
        </table:table-row>
      </table:table>
      <text:p text:style-name="P20">Una vez analizamos un poco la información de los hashes, podemos ver que se trata de un hash con una longitud de 40 caracteres <text:span text:style-name="T79">hexadecimales</text:span>, <text:span text:style-name="T79">que se traducen a 160 bits, por tanto podemos intuir que se trata de un hash de tipo SHA-1.</text:span></text:p>
      <text:h text:style-name="P38" text:outline-level="2"><text:bookmark-start text:name="__RefHeading___Toc221_1929987304"/>Estudio de las Tecnologías Adecuadas y Alternativas<text:bookmark-end text:name="__RefHeading___Toc221_1929987304"/></text:h>
      <text:p text:style-name="P7">En orden para estudiar la fortaleza de las contraseñas suministradas por la empresa, vamos a atacar usando las siguientes metodologías:</text:p>
      <text:h text:style-name="P43" text:outline-level="3"><text:bookmark-start text:name="__RefHeading___Toc329_1929987304"/>Tabla <text:span text:style-name="T80">Arcoíris</text:span><text:bookmark-end text:name="__RefHeading___Toc329_1929987304"/></text:h>
      <text:p text:style-name="P7"><text:span text:style-name="T34">Una</text:span> tablas arcoíris <text:span text:style-name="T34">es</text:span> un conjunto precalculados <text:span text:style-name="T31">de valores hash, estas se basan en la colisión de hashes </text:span><text:span text:style-name="T46">almacenando una gran cantidad de información en los dispositivos físicos</text:span><text:span text:style-name="T31">. </text:span><text:span text:style-name="T46">A pesar de ser bastante efectivas en un </text:span><text:span text:style-name="T80">ámbito</text:span><text:span text:style-name="T46"> temporal, debido a la limitación de nuestros recursos, no podremos hacer uso de ellas por tanto nos decantaremos por las dos siguientes metodologías.</text:span></text:p>
      <text:h text:style-name="P44" text:outline-level="3"><text:bookmark-start text:name="__RefHeading___Toc331_1929987304"/><text:span text:style-name="T32">Ataque de Diccionari</text:span><text:span text:style-name="T33">o</text:span><text:bookmark-end text:name="__RefHeading___Toc331_1929987304"/></text:h>
      <text:p text:style-name="P7"><text:span text:style-name="T46">Los ataque de diccionario </text:span><text:span text:style-name="T35">es un método de ataque en los que se usan</text:span><text:span text:style-name="T46">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7">y </text:span><text:span text:style-name="T18">un diccionario reciente como </text:span><text:a xlink:type="simple" xlink:href="https://github.com/kaonashi-passwords/Kaonashi" text:style-name="Internet_20_link" text:visited-style-name="Visited_20_Internet_20_Link"><text:span text:style-name="T6">Koanashi</text:span></text:a><text:span text:style-name="T17">.</text:span></text:p>
      <text:h text:style-name="P43" text:outline-level="3"><text:bookmark-start text:name="__RefHeading___Toc333_1929987304"/>Fuerza Bruta<text:bookmark-end text:name="__RefHeading___Toc333_1929987304"/></text:h>
      <text:p text:style-name="P7">Su funcionamiento consiste en probar combinaciones de caracteres hasta encontrar aquella que de un resumen igual al buscado, <text:span text:style-name="T47">debido a esto supone una carga computacional importante en función del número de caracteres y los caracteres que se hayan usado para crear</text:span><text:soft-page-break/><text:span text:style-name="T47">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8">≈</text:span><text:span text:style-name="T43"> 3.28e+15. </text:span></text:p>
      <text:p text:style-name="Text_20_body"><text:span text:style-name="T44">Usaremos el programa de acceso libre </text:span><text:a xlink:type="simple" xlink:href="https://hashcat.net/hashcat/" text:style-name="Internet_20_link" text:visited-style-name="Visited_20_Internet_20_Link"><text:span text:style-name="T45">Hashcat</text:span></text:a><text:span text:style-name="T44">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4" text:outline-level="1"><text:bookmark-start text:name="__RefHeading___Toc245_745388842"/>Recursos para la Auditoría<text:bookmark-end text:name="__RefHeading___Toc245_745388842"/></text:h>
      <text:h text:style-name="P39" text:outline-level="2"><text:bookmark-start text:name="__RefHeading___Toc767_4152820057"/>Recursos Humanos<text:bookmark-end text:name="__RefHeading___Toc767_4152820057"/></text:h>
      <text:p text:style-name="P21">El equipo de seguridad para esta asignatura se compone de los siguientes miembros:</text:p>
      <text:list xml:id="list1285531272" text:style-name="L1">
        <text:list-item>
          <text:p text:style-name="P60">Barragán Candel, Marina - <text:span text:style-name="T75">estudiante de </text:span><text:span text:style-name="T80">Ing. Informática</text:span><text:span text:style-name="T75"> – Tecnología Informática, en la mención de </text:span>Tecnologías de la información</text:p>
        </text:list-item>
        <text:list-item>
          <text:p text:style-name="P61">Calcedo Vázquez, Ignacio - <text:span text:style-name="T75">estudiante de </text:span><text:span text:style-name="T80">Ing. Informática</text:span><text:span text:style-name="T75"> – Tecnología Informática, en la mención de Sistemas de Información</text:span></text:p>
        </text:list-item>
        <text:list-item>
          <text:p text:style-name="P61">Polo <text:span text:style-name="T80">Domínguez</text:span>, Jorge - <text:span text:style-name="T75">estudiante de </text:span><text:span text:style-name="T80">Ing. Informática</text:span><text:span text:style-name="T75"> – </text:span><text:span text:style-name="T41">Ingeniería de Computadores</text:span></text:p>
        </text:list-item>
        <text:list-item>
          <text:p text:style-name="P61">Sala Mascort, Jaime Emilio - <text:span text:style-name="T75">estudiante de </text:span><text:span text:style-name="T80">Ing. Informática</text:span><text:span text:style-name="T75"> – Tecnología Informática, en la mención de Computación</text:span></text:p>
        </text:list-item>
      </text:list>
      <text:h text:style-name="P39" text:outline-level="2"><text:bookmark-start text:name="__RefHeading___Toc769_4152820057"/>Recursos Tecnológicos<text:bookmark-end text:name="__RefHeading___Toc769_4152820057"/></text:h>
      <text:p text:style-name="P22"><text:span text:style-name="T75">El equipo dispone de los siguientes </text:span><text:span text:style-name="T36">dispositivos para realizar la auditoría</text:span><text:span text:style-name="T75">:</text:span></text:p>
      <text:list xml:id="list1492092491" text:style-name="L2">
        <text:list-item>
          <text:p text:style-name="P54">Ordenador 1, <text:span text:style-name="T77">las características de este ordenador son:</text:span></text:p>
          <text:list>
            <text:list-item>
              <text:p text:style-name="P54">Intel® Core™ i5-3570K</text:p>
            </text:list-item>
            <text:list-item>
              <text:p text:style-name="P54">GTX 660 Ti OC 2GB GDDR5</text:p>
            </text:list-item>
            <text:list-item>
              <text:p text:style-name="P55">RAM 8GB DDR3</text:p>
            </text:list-item>
            <text:list-item>
              <text:p text:style-name="P55">SSD 500GB Samsung 860 EVO</text:p>
            </text:list-item>
          </text:list>
        </text:list-item>
        <text:list-item>
          <text:p text:style-name="P55">HP Pavilion x360,</text:p>
          <text:list>
            <text:list-item>
              <text:p text:style-name="P55">Intel Core i5 8250U</text:p>
            </text:list-item>
            <text:list-item>
              <text:p text:style-name="P55">Nvidia GeForce 940MX</text:p>
            </text:list-item>
            <text:list-item>
              <text:p text:style-name="P56"><text:span text:style-name="T37">12</text:span><text:span text:style-name="T77"> GB DDR4</text:span></text:p>
            </text:list-item>
            <text:list-item>
              <text:p text:style-name="P57">HDD 1TB</text:p>
            </text:list-item>
          </text:list>
        </text:list-item>
        <text:list-item>
          <text:p text:style-name="P55">ASUSPRO P2520LA,</text:p>
          <text:list>
            <text:list-item>
              <text:p text:style-name="P55">Intel Core i3-4005U</text:p>
            </text:list-item>
            <text:list-item>
              <text:p text:style-name="P55">RAM 4GB DDR3L SODIMM</text:p>
            </text:list-item>
            <text:list-item>
              <text:p text:style-name="P57">HDD 500GB</text:p>
            </text:list-item>
          </text:list>
        </text:list-item>
        <text:list-item>
          <text:p text:style-name="P55">HUAWEI MateBook D 14 AMD,</text:p>
          <text:list>
            <text:list-item>
              <text:p text:style-name="P62">AMD Ryzen 5 3500U</text:p>
            </text:list-item>
            <text:list-item>
              <text:p text:style-name="P62">Radeon™ Vega 8 Graphics</text:p>
            </text:list-item>
            <text:list-item>
              <text:p text:style-name="P62"><text:soft-page-break/>8 GB DDR4 </text:p>
            </text:list-item>
            <text:list-item>
              <text:p text:style-name="P62">512 GB PCIe SSD </text:p>
            </text:list-item>
          </text:list>
        </text:list-item>
      </text:list>
      <text:h text:style-name="P34" text:outline-level="1"><text:bookmark-start text:name="__RefHeading___Toc913_922254873"/>Actividades de la Auditorí<text:span text:style-name="T76">a</text:span><text:bookmark-end text:name="__RefHeading___Toc913_922254873"/></text:h>
      <text:p text:style-name="P7">Las distintas actividades que se realizaran en esta auditoría serán las siguientes:</text:p>
      <text:h text:style-name="P40" text:outline-level="2"><text:bookmark-start text:name="__RefHeading___Toc223_1929987304"/>Análisis de Hashes<text:bookmark-end text:name="__RefHeading___Toc223_1929987304"/></text:h>
      <text:p text:style-name="Text_20_body"><text:span text:style-name="T19">Como se determinó en el </text:span><text:a xlink:type="simple" xlink:href="#2.Estudio Inicial|outline" text:style-name="Internet_20_link" text:visited-style-name="Visited_20_Internet_20_Link"><text:span text:style-name="T7">estudio inicial</text:span></text:a><text:span text:style-name="T20">, nos encontramos con hashes del tipo SHA1, en primer lugar se </text:span><text:span text:style-name="T21">dio</text:span><text:span text:style-name="T20"> un barrido inicial con un ataque de diccionario, seguido de un ataque de fuerza bruta con el hash restante.</text:span></text:p>
      <text:h text:style-name="P45" text:outline-level="3"><text:bookmark-start text:name="__RefHeading___Toc335_1929987304"/>Ataque de Diccionario<text:bookmark-end text:name="__RefHeading___Toc335_1929987304"/></text:h>
      <text:p text:style-name="P7">Gracias a este ataque, hemos podido hallar rápidamente dos de las tres contraseñas suministradas, correspondientes a Manuel Jimen Ventoyk y José María Quevedo Yuw, <text:span text:style-name="T81">ofreciéndonos</text:span> los resultados <text:span text:style-name="T54">que aparecen en Consola 1.</text:span></text:p>
      <text:p text:style-name="P23"><draw:frame draw:style-name="fr2" draw:name="Frame2" text:anchor-type="paragraph" svg:width="15.983cm" draw:z-index="3"><draw:text-box fo:min-height="1.958cm"><text:p text:style-name="P18"><draw:frame text:anchor-type="paragraph" draw:z-index="4" draw:name="Forma1" draw:style-name="gr5" draw:text-style-name="P66" svg:width="15.982cm" svg:height="1.604cm" svg:x="0cm" svg:y="0.152cm"><draw:text-box><text:p><text:span text:style-name="T84">qwerty <text:s text:c="10"/>(jmquevedo)</text:span></text:p><text:p><text:span text:style-name="T84">vituperio <text:s text:c="7"/>(mjimenven)</text:span></text:p><text:p><text:span text:style-name="T84">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5">t</text:span></text:p></draw:text-box></draw:frame></text:p>
      <text:p text:style-name="P7"><text:span text:style-name="T49">S</text:span><text:span text:style-name="T50">in embargo, no </text:span><text:span text:style-name="T38">pudimos</text:span><text:span text:style-name="T50"> hacer frente a uno de los hashes con este ataque, así que o bien el diccionario no era completo o bien no es una contraseña típica al uso.</text:span></text:p>
      <text:h text:style-name="P52" text:outline-level="3"><text:bookmark-start text:name="__RefHeading___Toc423_4152820057"/>Ataque por Fuerza Bruta<text:bookmark-end text:name="__RefHeading___Toc423_4152820057"/></text:h>
      <text:p text:style-name="P7">Ya que uno de los hashes se resistió, procedimos a un ataque por <text:span text:style-name="T51">fuerza bruta, haciendo uso en este caso de la herramienta Hash Suite. Para ello se utilizaron distinto parámetros para agilizar la búsqueda:</text:span></text:p>
      <text:list xml:id="list785061140" text:style-name="L3">
        <text:list-item>
          <text:p text:style-name="P63">-<text:span text:style-name="T51">m, para indicar que se trata de un hash del tipo SHA1</text:span></text:p>
        </text:list-item>
        <text:list-item>
          <text:p text:style-name="P63">-<text:span text:style-name="T51">a, para indicar que se va a realizar un ataque por fuerza bruta</text:span></text:p>
        </text:list-item>
        <text:list-item>
          <text:p text:style-name="P63">?1?1?1?1?1?1?1?1, para indicar el tamaño máximo de palabra, en este caso se optó por ocho, ya que asumimos que son contraseñas que no cumplían los requisitos mínimos y si los cumpliera, sería lo más pequeño posible</text:p>
        </text:list-item>
        <text:list-item>
          <text:p text:style-name="P63">-<text:span text:style-name="T52">i, indica que estamos en modo incremento de máscara, donde se incrementa en 1 el número de caracteres definidos</text:span></text:p>
        </text:list-item>
        <text:list-item>
          <text:p text:style-name="P63">-1 rafelhidgosc?d, <text:span text:style-name="T52">indica que cada uno de los ?1 pueden ser dígitos</text:span></text:p>
        </text:list-item>
      </text:list>
      <text:p text:style-name="P7"><text:span text:style-name="T53">Con esto se ha conseguido </text:span><text:span text:style-name="T54">obtener la contraseña, aaeiao5, como se muestra en Consola 2.<text:line-break/></text:span></text:p>
      <text:p text:style-name="P9"><text:soft-page-break/><draw:frame draw:style-name="fr1" draw:name="Frame1" text:anchor-type="as-char" svg:width="16.457cm" draw:z-index="1"><draw:text-box fo:min-height="7.812cm"><text:p text:style-name="P18"><draw:frame text:anchor-type="paragraph" draw:z-index="2" draw:name="Shape1" draw:style-name="gr6" draw:text-style-name="P67" svg:width="16.456cm" svg:height="7.811cm" svg:x="0cm" svg:y="-0.362cm"><draw:text-box><text:p><text:span text:style-name="T85">35a9c2444ec63ee39f3b214edb9011f32e624a28: aaeiao5</text:span></text:p><text:p><text:span text:style-name="T85">Session..........: hashcat</text:span></text:p><text:p><text:span text:style-name="T85">Status...........: Cracked</text:span></text:p><text:p><text:span text:style-name="T85">Hash.Name........: SHA1</text:span></text:p><text:p><text:span text:style-name="T85">Hash.Target......: 35a9c2444ec63ee39f3b214edb9011f32e624a28</text:span></text:p><text:p><text:span text:style-name="T85">Time.Started.....: Fri Oct 16 18:46:37 2020 (20 secs)</text:span></text:p><text:p><text:span text:style-name="T85">Time.Estimated...: Fri Oct 16 18:46:57 2020 (0 secs)</text:span></text:p><text:p><text:span text:style-name="T85">Guess.Mask.......: ?1?1?1?1?1?1?1 [7]</text:span></text:p><text:p><text:span text:style-name="T85">Guess.Charset....: -1 rafelhidgosc?d, -2 Undefined, -3 Undefined, -4 Undefined</text:span></text:p><text:p><text:span text:style-name="T85">Guess.Queue......: 7/8 (87.50%)</text:span></text:p><text:p><text:span text:style-name="T85">Speed.#1.........: 125.5 MH/s (15.03ms) @ Accel:8 Loops:512 Thr:64 Vec:1</text:span></text:p><text:p><text:span text:style-name="T85">Recovered........: 1/1 (100.00%) Digests</text:span></text:p><text:p><text:span text:style-name="T85">Progress.........: 2461270016/2494357888 (98.67%)</text:span></text:p><text:p><text:span text:style-name="T85">Rejected.........: 0/2461270016 (0.00%)</text:span></text:p><text:p><text:span text:style-name="T85">Restore.Point....: 229376/234256 (97.92%)</text:span></text:p><text:p><text:span text:style-name="T85">Restore.Sub.#1...: Salt:0 Amplifier:4096-4608 Iteration:0-512</text:span></text:p><text:p><text:span text:style-name="T85">Candidates.#1....: 0slr5sf -&gt; hcs47o5</text:span></text:p><text:p><text:span text:style-name="T85">Hardware.Mon.#1..: Util:65536% Core: 200MHz Mem:1200MHz Bus:16</text:span></text:p></draw:text-box></draw:frame>Consola <text:sequence text:ref-name="refConsola1" text:name="Consola" text:formula="ooow:Consola+1" style:num-format="1">2</text:sequence>: Output del programa Hash<text:span text:style-name="T78">cat</text:span></text:p></draw:text-box></draw:frame></text:p>
      <text:h text:style-name="P41" text:outline-level="2"><text:bookmark-start text:name="__RefHeading___Toc425_4152820057"/>Valoración de las Contraseñas<text:bookmark-end text:name="__RefHeading___Toc425_4152820057"/></text:h>
      <text:p text:style-name="P7">Una vez obtenidas las contraseñas, podemos observar que todas incumplen la Política de Seguridad de Contraseñas, procederemos a analizarlas una a una.</text:p>
      <text:h text:style-name="P46" text:outline-level="3"><text:bookmark-start text:name="__RefHeading___Toc427_4152820057"/>Contraseña de jmquevedo, qwerty<text:bookmark-end text:name="__RefHeading___Toc427_4152820057"/></text:h>
      <text:p text:style-name="P7">Esta i<text:span text:style-name="T80">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6">n recorrido de teclado es un tipo de tecleo que consiste en arrastrar el dedo sin levantar de un sitio del teclado a otro.</text:span></text:p>
      <text:h text:style-name="P47" text:outline-level="3"><text:bookmark-start text:name="__RefHeading___Toc429_4152820057"/>Contraseña de mjimenven, vituperio<text:bookmark-end text:name="__RefHeading___Toc429_4152820057"/></text:h>
      <text:p text:style-name="P10">A <text:span text:style-name="T57">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8" text:outline-level="3"><text:bookmark-start text:name="__RefHeading___Toc431_4152820057"/>Contraseña de rhgasca, aaeiao5<text:bookmark-end text:name="__RefHeading___Toc431_4152820057"/></text:h>
      <text:p text:style-name="P11">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1">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2" text:outline-level="2"><text:bookmark-start text:name="__RefHeading___Toc433_4152820057"/><text:soft-page-break/>Análisis de <text:span text:style-name="T58">Generadores y </text:span>Gestores de Contraseñas<text:bookmark-end text:name="__RefHeading___Toc433_4152820057"/></text:h>
      <text:p text:style-name="P7">Hoy en día, se pueden encontrar múltiples formas de solventar los problemas de las contraseñas débiles, este es el caso de uso de los generadores de contraseñas, se tra<text:span text:style-name="T80">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2"><text:span text:style-name="T59">Por tanto, debemos introducir el término de gestores o baúles de contraseñas, que almacenan </text:span><text:span text:style-name="T39">las</text:span><text:span text:style-name="T59"> contraseñas anteriormente descritas y su nombres de usuario, además de la aplicación web a la que pertenece. </text:span><text:span text:style-name="T60">Esto resuelve los problemas de memorización que someten a los usuarios, pero genera un punto único de fallo donde el usuario debe ser consciente que esa única contraseña es la llave maestra a toda su información.</text:span></text:p>
      <text:p text:style-name="P13">Entre los generadores más buscados en la red tenemos,</text:p>
      <text:h text:style-name="P49"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65">ClaveSegura</text:span></text:a><text:span text:style-name="T72">, </text:span><text:span text:style-name="T73">la más simple de las que se describen, se trata de una web que te permite escoger, de forma limitada, los caracteres disponibles y de un tamaño entre 4 y 20 caracteres.</text:span></text:p>
      <text:h text:style-name="P49"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65">Strong Password Generator</text:span></text:a><text:span text:style-name="T72">, </text:span><text:span text:style-name="T73">un poco más completo, añadiendo un recordatorio de como generar una buena contraseña y ampliando el tamaño de la contraseña a 32 caracteres.</text:span></text:p>
      <text:h text:style-name="P49"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71">Password </text:span></text:a><text:a xlink:type="simple" xlink:href="https://passwordsgenerator.net/" text:style-name="Internet_20_link" text:visited-style-name="Visited_20_Internet_20_Link"><text:span text:style-name="T64">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4"><text:span text:style-name="T29">y </text:span><text:span text:style-name="T30">a continuación, de los gestores más buscados en la web,</text:span></text:p>
      <text:h text:style-name="P53" text:outline-level="3"><text:bookmark-start text:name="__RefHeading___Toc641_4152820057"/>Exploradores de Internet<text:bookmark-end text:name="__RefHeading___Toc641_4152820057"/></text:h>
      <text:p text:style-name="P4"><text:a xlink:type="simple" xlink:href="https://passwords.google.com/" text:style-name="Internet_20_link" text:visited-style-name="Visited_20_Internet_20_Link"><text:span text:style-name="T70">Google</text:span></text:a><text:span text:style-name="T66"> </text:span><text:span text:style-name="T67">siendo uno de los gigantes tecnológicos, se metió de lleno en el gestión de contraseñas, </text:span><text:span text:style-name="T69">integrándolas</text:span><text:span text:style-name="T67"> en todos sus dispositivos, Android, ChromeOS. Pero aún siendo uno de los más usados, ya que viene por defecto en muchos dispositivos, su capacidad de personalización es muy baja.</text:span></text:p>
      <text:p text:style-name="P15"><text:span text:style-name="T62">A</text:span><text:span text:style-name="T61">pple también cuenta con su gestor, al igual que Google se integra en todos sus dispositivos por defecto e incluye más personalización pudiendo de</text:span><text:span text:style-name="T63">fi</text:span><text:span text:style-name="T61">nir más </text:span><text:span text:style-name="T63">parámetros</text:span><text:span text:style-name="T61">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68">Firefox</text:span></text:a><text:span text:style-name="T1"> </text:span><text:span text:style-name="T22">como otro de los exploradores, también tiene integrado en su sistema de cuentas un gestor de contraseñas, sin embargo, </text:span><text:span text:style-name="T26">también</text:span><text:span text:style-name="T22"> carece de la falta de personalización en la creación de contraseñas.</text:span></text:p>
      <text:p text:style-name="P16"><text:span text:style-name="T74">Pronto se unirá Edge con su generador y gestor propio, que ya se está </text:span><text:span text:style-name="T40">gestando</text:span><text:span text:style-name="T74"> en las versiones de desarrollo.</text:span></text:p>
      <text:h text:style-name="P50" text:outline-level="3"><text:bookmark-start text:name="__RefHeading___Toc643_4152820057"/><text:soft-page-break/>LastPass<text:bookmark-end text:name="__RefHeading___Toc643_4152820057"/></text:h>
      <text:p text:style-name="P5"><text:a xlink:type="simple" xlink:href="https://www.lastpass.com/es/" text:style-name="Internet_20_link" text:visited-style-name="Visited_20_Internet_20_Link"><text:span text:style-name="T12">LastPass</text:span></text:a><text:span text:style-name="T23"> </text:span><text:span text:style-name="T24">ofrece los </text:span><text:span text:style-name="T42">muchos más</text:span><text:span text:style-name="T24"> servicios que los exploradores anteriores, </text:span><text:span text:style-name="T42">incluso para </text:span><text:span text:style-name="T24"><text:s/>un uso personal y gratuito, sin embargo </text:span><text:span text:style-name="T26">también</text:span><text:span text:style-name="T24"> hay soluciones para empresas que agilizan los procesos de inicio de sesión y creación de contraseñas para los empleados aumentando la productividad y unificando las responsabilidades de la seguridad de la empresa.</text:span></text:p>
      <text:p text:style-name="P17">Además, por el momento aún no ha habido brechas de seguridad públicas, haciendo que sea una de las mejores opciones a considerar.</text:p>
      <text:h text:style-name="P51" text:outline-level="3"><text:bookmark-start text:name="__RefHeading___Toc645_4152820057"/>Dashlane<text:bookmark-end text:name="__RefHeading___Toc645_4152820057"/></text:h>
      <text:p text:style-name="P6"><text:a xlink:type="simple" xlink:href="https://www.dashlane.com/" text:style-name="Internet_20_link" text:visited-style-name="Visited_20_Internet_20_Link"><text:span text:style-name="T13">Dashlane</text:span></text:a><text:span text:style-name="T25"> incluye más servicios, sin embargo a mayor precio, depende de la empresa habría que hacer un análisis de costes para saber si los servicios que incluyen consiguen igualar o mejorar los resultados de otros gestores. </text:span><text:span text:style-name="T26">Pudiéndose</text:span><text:span text:style-name="T25"> medir en la </text:span><text:span text:style-name="T26">capacidad de</text:span><text:span text:style-name="T25"> respuesta, opinión de los usuarios y aumento de la productividad.</text:span></text:p>
      <text:h text:style-name="P34" text:outline-level="1"><text:bookmark-start text:name="__RefHeading___Toc249_745388842"/><text:span text:style-name="T28">Informe</text:span> Final<text:bookmark-end text:name="__RefHeading___Toc249_745388842"/></text:h>
      <text:p text:style-name="P7">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6" text:outline-level="1"><text:bookmark-start text:name="__RefHeading___Toc435_4152820057"/>Anexo I: Especificaciones técnicas de los recursos <text:bookmark-end text:name="__RefHeading___Toc435_4152820057"/></text:h>
      <text:p text:style-name="P24"/>
      <text:h text:style-name="P37" text:outline-level="1"><text:bookmark-start text:name="__RefHeading___Toc771_4152820057"/>Anexo II: Uso de las Aplicaciones Web para la consulta de hashes<text:bookmark-end text:name="__RefHeading___Toc771_4152820057"/></text:h>
      <text:p text:style-name="P25"/>
      <text:p text:style-name="P26"><text:span text:style-name="T15">P</text:span><text:span text:style-name="T1">rueba cambio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1"><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22"><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5"><draw:image xlink:href="Pictures/10000201000022120000048A43E222D67EABB298.png" xlink:type="simple" xlink:show="embed" xlink:actuate="onLoad" draw:mime-type="image/png"/><svg:desc>logo-ETSII-Color</svg:desc></draw:frame><draw:frame draw:style-name="Mfr2" draw:name="Image11" text:anchor-type="char" svg:width="1.658cm" style:rel-width="scale" svg:height="1.446cm" style:rel-height="scale" draw:z-index="26"><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38"><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29"><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 text:page-adjust="-2">7</text:page-number></text:p>
      </style:footer>
    </style:master-page>
    <style:master-page style:name="Envelope" style:page-layout-name="Mpm7">
      <style:header>
        <text:p text:style-name="MP1"><draw:custom-shape text:anchor-type="char" draw:z-index="16" draw:name="PowerPlusWaterMarkObject" draw:style-name="Mgr3"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0"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1"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0-19T17:12:15.145943196</dc:date>
    <meta:print-date>2014-12-13T12:06:00Z</meta:print-date>
    <meta:editing-cycles>46</meta:editing-cycles>
    <meta:editing-duration>PT6H42M27S</meta:editing-duration>
    <meta:document-statistic meta:table-count="1" meta:image-count="13" meta:object-count="0" meta:page-count="10" meta:paragraph-count="150" meta:word-count="2124" meta:character-count="13054" meta:non-whitespace-character-count="11092"/>
    <meta:template xlink:type="simple" xlink:actuate="onRequest" xlink:title="" xlink:href="../../../../../../Documentos/Estudios/SSII/Consultoria/ModeloA4.odt/Normal.dotm"/>
  </office:meta>
</office:document-meta>
</file>